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1784in" style:use-optimal-column-width="false"/>
    </style:style>
    <style:style style:name="TableColumn3" style:family="table-column">
      <style:table-column-properties style:column-width="3.1368in" style:use-optimal-column-width="false"/>
    </style:style>
    <style:style style:name="TableColumn4" style:family="table-column">
      <style:table-column-properties style:column-width="1.7715in" style:use-optimal-column-width="false"/>
    </style:style>
    <style:style style:name="Table1" style:family="table" style:master-page-name="MP0">
      <style:table-properties style:width="7.086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Normal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10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P12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Normal" style:family="paragraph">
      <style:text-properties style:language-complex="fr" style:country-complex="FR"/>
    </style:style>
    <style:style style:name="T16" style:parent-style-name="Policepardéfaut" style:family="text">
      <style:text-properties style:font-weight-complex="bold"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20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21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Normal" style:family="paragraph">
      <style:text-properties style:font-weight-complex="bold" fo:font-style="italic" style:font-style-asian="italic" style:font-style-complex="italic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27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28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29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Normal" style:family="paragraph">
      <style:text-properties style:language-complex="fr" style:country-complex="FR"/>
    </style:style>
    <style:style style:name="T33" style:parent-style-name="Policepardéfaut" style:family="text">
      <style:text-properties style:font-weight-complex="bold"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37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38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44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45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Normal" style:family="paragraph">
      <style:text-properties style:language-complex="fr" style:country-complex="FR"/>
    </style:style>
    <style:style style:name="T49" style:parent-style-name="Policepardéfaut" style:family="text">
      <style:text-properties style:font-weight-complex="bold" fo:font-style="italic" style:font-style-asian="italic" style:font-style-complex="italic"/>
    </style:style>
    <style:style style:name="T50" style:parent-style-name="Policepardéfaut" style:family="text">
      <style:text-properties fo:font-style="italic" style:font-style-asian="italic" style:font-style-complex="italic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53" style:parent-style-name="Normal" style:family="paragraph">
      <style:text-properties style:language-complex="fr" style:country-complex="FR"/>
    </style:style>
    <style:style style:name="T54" style:parent-style-name="Policepardéfaut" style:family="text">
      <style:text-properties style:language-complex="fr" style:country-complex="F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Normal" style:family="paragraph">
      <style:text-properties style:font-weight-complex="bold" fo:font-style="italic" style:font-style-asian="italic" style:font-style-complex="italic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60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61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Normal" style:family="paragraph">
      <style:text-properties style:language-complex="fr" style:country-complex="FR"/>
    </style:style>
    <style:style style:name="T65" style:parent-style-name="Policepardéfaut" style:family="text">
      <style:text-properties style:font-weight-complex="bold" fo:font-style="italic" style:font-style-asian="italic" style:font-style-complex="italic"/>
    </style:style>
    <style:style style:name="T66" style:parent-style-name="Policepardéfaut" style:family="text">
      <style:text-properties fo:font-style="italic" style:font-style-asian="italic" style:font-style-complex="italic"/>
    </style:style>
    <style:style style:name="T67" style:parent-style-name="Policepardéfaut" style:family="text">
      <style:text-properties fo:font-style="italic" style:font-style-asian="italic" style:font-style-complex="italic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70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71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77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78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Normal" style:family="paragraph">
      <style:text-properties style:language-complex="fr" style:country-complex="FR"/>
    </style:style>
    <style:style style:name="T82" style:parent-style-name="Policepardéfaut" style:family="text">
      <style:text-properties style:font-weight-complex="bold"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86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87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Normal" style:family="paragraph">
      <style:text-properties style:font-weight-complex="bold" fo:font-style="italic" style:font-style-asian="italic" style:font-style-complex="italic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93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94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Normal" style:family="paragraph">
      <style:text-properties style:language-complex="fr" style:country-complex="FR"/>
    </style:style>
    <style:style style:name="T98" style:parent-style-name="Policepardéfaut" style:family="text">
      <style:text-properties style:font-weight-complex="bold" fo:font-style="italic" style:font-style-asian="italic" style:font-style-complex="italic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02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03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Cell109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110" style:parent-style-name="Normal" style:family="paragraph">
      <style:text-properties fo:font-weight="bold" style:font-weight-asian="bold" style:font-weight-complex="bold" fo:font-style="italic" style:font-style-asian="italic" style:font-style-complex="italic" style:language-complex="fr" style:country-complex="F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Normal" style:family="paragraph">
      <style:text-properties style:language-complex="fr" style:country-complex="FR"/>
    </style:style>
    <style:style style:name="T114" style:parent-style-name="Policepardéfaut" style:family="text">
      <style:text-properties style:font-weight-complex="bold" fo:font-style="italic" style:font-style-asian="italic" style:font-style-complex="italic"/>
    </style:style>
    <style:style style:name="T115" style:parent-style-name="Policepardéfaut" style:family="text">
      <style:text-properties fo:font-style="italic" style:font-style-asian="italic" style:font-style-complex="italic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18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19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Normal" style:family="paragraph">
      <style:text-properties style:font-weight-complex="bold" fo:font-style="italic" style:font-style-asian="italic" style:font-style-complex="italic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25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26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Normal" style:family="paragraph">
      <style:text-properties style:language-complex="fr" style:country-complex="FR"/>
    </style:style>
    <style:style style:name="T130" style:parent-style-name="Policepardéfaut" style:family="text">
      <style:text-properties style:font-weight-complex="bold" fo:font-style="italic" style:font-style-asian="italic" style:font-style-complex="italic"/>
    </style:style>
    <style:style style:name="T131" style:parent-style-name="Policepardéfaut" style:family="text">
      <style:text-properties fo:font-style="italic" style:font-style-asian="italic" style:font-style-complex="italic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34" style:parent-style-name="Normal" style:family="paragraph">
      <style:text-properties fo:font-style="italic" style:font-style-asian="italic" style:font-style-complex="italic" style:language-complex="fr" style:country-complex="FR"/>
    </style:style>
    <style:style style:name="P135" style:parent-style-name="Normal" style:family="paragraph">
      <style:text-properties fo:font-style="italic" style:font-style-asian="italic" style:font-style-complex="italic" style:language-complex="fr" style:country-complex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 CU: <text:s text:c="2"/>Déplacer le pénétromètre</text:p>
          </table:table-cell>
          <table:table-cell table:style-name="TableCell8">
            <text:p text:style-name="P9">Référence : CU5</text:p>
          </table:table-cell>
          <table:table-cell table:style-name="TableCell10">
            <text:p text:style-name="P11">KHNOUCHI Anass</text:p>
            <text:p text:style-name="P12">GENEVAISE Thomas</text:p>
          </table:table-cell>
        </table:table-row>
        <table:table-row table:style-name="TableRow13">
          <table:table-cell table:style-name="TableCell14">
            <text:p text:style-name="P15">Pré-condition(s)</text:p>
            <text:p text:style-name="Normal"><text:span text:style-name="T16">(</text:span><text:span text:style-name="T17">Liste l'(es) état(s) dans le(s)quel(s) le système peut être avant que ce cas d'utilisation débute)</text:span></text:p>
          </table:table-cell>
          <table:table-cell table:style-name="TableCell18" table:number-columns-spanned="2">
            <text:p text:style-name="P19">À compléter par le ou les étudiants en charge du CU</text:p>
            <text:p text:style-name="P20">1.<text:s/></text:p>
            <text:p text:style-name="P21">2.</text:p>
          </table:table-cell>
          <table:covered-table-cell/>
        </table:table-row>
        <table:table-row table:style-name="TableRow22">
          <table:table-cell table:style-name="TableCell23">
            <text:p text:style-name="Normal">Scénario nominal</text:p>
            <text:p text:style-name="P24">(Décrit le déroulement “normal”, sans accroc, du processus)</text:p>
          </table:table-cell>
          <table:table-cell table:style-name="TableCell25" table:number-columns-spanned="2">
            <text:p text:style-name="P26">À compléter par le ou les étudiants en charge du CU</text:p>
            <text:p text:style-name="P27">1.</text:p>
            <text:p text:style-name="P28">2.</text:p>
            <text:p text:style-name="P29">3.</text:p>
          </table:table-cell>
          <table:covered-table-cell/>
        </table:table-row>
        <table:table-row table:style-name="TableRow30">
          <table:table-cell table:style-name="TableCell31">
            <text:p text:style-name="P32">Post-condition(s)</text:p>
            <text:p text:style-name="Normal"><text:span text:style-name="T33">(</text:span><text:span text:style-name="T34">Listez l'(es) état(s) dans le(s)quel(s) le système peut être quand le cas d'utilisation se termine)</text:span></text:p>
          </table:table-cell>
          <table:table-cell table:style-name="TableCell35" table:number-columns-spanned="2">
            <text:p text:style-name="P36">À compléter par le ou les étudiants en charge du CU</text:p>
            <text:p text:style-name="P37">1.</text:p>
            <text:p text:style-name="P38">2.</text:p>
          </table:table-cell>
          <table:covered-table-cell/>
        </table:table-row>
        <table:table-row table:style-name="TableRow39">
          <table:table-cell table:style-name="TableCell40">
            <text:p text:style-name="P41">Nom CU: <text:s text:c="2"/>Se déplacer en suivant une trajectoire</text:p>
          </table:table-cell>
          <table:table-cell table:style-name="TableCell42">
            <text:p text:style-name="P43">Référence : CU52</text:p>
          </table:table-cell>
          <table:table-cell table:style-name="TableCell44">
            <text:p text:style-name="P45">KHNOUCHI Anass</text:p>
          </table:table-cell>
        </table:table-row>
        <table:table-row table:style-name="TableRow46">
          <table:table-cell table:style-name="TableCell47">
            <text:p text:style-name="P48">Pré-condition(s)</text:p>
            <text:p text:style-name="Normal"><text:span text:style-name="T49">(</text:span><text:span text:style-name="T50">Liste l'(es) état(s) dans le(s)quel(s) le système peut être avant que ce cas d'utilisation débute)</text:span></text:p>
          </table:table-cell>
          <table:table-cell table:style-name="TableCell51" table:number-columns-spanned="2">
            <text:p text:style-name="P52">À compléter par le ou les étudiants en charge du CU</text:p>
            <text:p text:style-name="P53">1. le robot doit être alimenté</text:p>
            <text:p text:style-name="Normal"><text:span text:style-name="T54">2. le robot doit recevoir les données d’orientation</text:span></text:p>
          </table:table-cell>
          <table:covered-table-cell/>
        </table:table-row>
        <table:table-row table:style-name="TableRow55">
          <table:table-cell table:style-name="TableCell56">
            <text:p text:style-name="Normal">Scénario nominal</text:p>
            <text:p text:style-name="P57">(Décrit le déroulement “normal”, sans accroc, du processus)</text:p>
          </table:table-cell>
          <table:table-cell table:style-name="TableCell58" table:number-columns-spanned="2">
            <text:p text:style-name="P59">À compléter par le ou les étudiants en charge du CU</text:p>
            <text:p text:style-name="P60">1. le robot se<text:s/>déplace<text:s/>jusqu’au prochain point de penetrométrie</text:p>
            <text:p text:style-name="P61">2. le robot se<text:s/>déplace<text:s/>en suivant des ordres d’orientation</text:p>
          </table:table-cell>
          <table:covered-table-cell/>
        </table:table-row>
        <table:table-row table:style-name="TableRow62">
          <table:table-cell table:style-name="TableCell63">
            <text:p text:style-name="P64">Post-condition(s)</text:p>
            <text:p text:style-name="Normal"><text:span text:style-name="T65">(</text:span><text:span text:style-name="T66">Listez l'(es) état(s) dans le(s)quel(s) le système peut<text:s/></text:span><text:soft-page-break/><text:span text:style-name="T67">être quand le cas d'utilisation se termine)</text:span></text:p>
          </table:table-cell>
          <table:table-cell table:style-name="TableCell68" table:number-columns-spanned="2">
            <text:p text:style-name="P69">À compléter par le ou les étudiants en charge du CU</text:p>
            <text:p text:style-name="P70">1.<text:s/>Le robot s’arrête une fois le point de pénétromètrie atteint</text:p>
            <text:p text:style-name="P71">2.<text:s/>Mesure les valeurs de pénétromètrie</text:p>
          </table:table-cell>
          <table:covered-table-cell/>
        </table:table-row>
        <text:soft-page-break/>
        <table:table-row table:style-name="TableRow72">
          <table:table-cell table:style-name="TableCell73">
            <text:p text:style-name="P74">Nom CU: <text:s/>Eviter les obstacles</text:p>
          </table:table-cell>
          <table:table-cell table:style-name="TableCell75">
            <text:p text:style-name="P76">Référence : CU56</text:p>
          </table:table-cell>
          <table:table-cell table:style-name="TableCell77">
            <text:p text:style-name="P78">KHNOUCHI Anass</text:p>
          </table:table-cell>
        </table:table-row>
        <table:table-row table:style-name="TableRow79">
          <table:table-cell table:style-name="TableCell80">
            <text:p text:style-name="P81">Pré-condition(s)</text:p>
            <text:p text:style-name="Normal"><text:span text:style-name="T82">(</text:span><text:span text:style-name="T83">Liste l'(es) état(s) dans le(s)quel(s) le système peut être avant que ce cas d'utilisation débute)</text:span></text:p>
          </table:table-cell>
          <table:table-cell table:style-name="TableCell84" table:number-columns-spanned="2">
            <text:p text:style-name="P85">À compléter par le ou les étudiants en charge du CU</text:p>
            <text:p text:style-name="P86">1. le robot et ses capteurs doivent être alimentés</text:p>
            <text:p text:style-name="P87">2.<text:s/>le robot se<text:s/>déplace</text:p>
          </table:table-cell>
          <table:covered-table-cell/>
        </table:table-row>
        <table:table-row table:style-name="TableRow88">
          <table:table-cell table:style-name="TableCell89">
            <text:p text:style-name="Normal">Scénario nominal</text:p>
            <text:p text:style-name="P90">(Décrit le déroulement “normal”, sans accroc, du processus)</text:p>
          </table:table-cell>
          <table:table-cell table:style-name="TableCell91" table:number-columns-spanned="2">
            <text:p text:style-name="P92">À compléter par le ou les étudiants en charge du CU</text:p>
            <text:p text:style-name="P93">1.<text:s/>le robot<text:s/>détecte<text:s/>les obstacles sur son trajet</text:p>
            <text:p text:style-name="P94">2.<text:s/>si un objet est<text:s/>détecté, le robot doit recalculer sa trajectoire</text:p>
          </table:table-cell>
          <table:covered-table-cell/>
        </table:table-row>
        <table:table-row table:style-name="TableRow95">
          <table:table-cell table:style-name="TableCell96">
            <text:p text:style-name="P97">Post-condition(s)</text:p>
            <text:p text:style-name="Normal"><text:span text:style-name="T98">(</text:span><text:span text:style-name="T99">Listez l'(es) état(s) dans le(s)quel(s) le système peut être quand le cas d'utilisation se termine)</text:span></text:p>
          </table:table-cell>
          <table:table-cell table:style-name="TableCell100" table:number-columns-spanned="2">
            <text:p text:style-name="P101">À compléter par le ou les étudiants en charge du CU</text:p>
            <text:p text:style-name="P102">1.<text:s/>le robot modifie sa trajectoire</text:p>
            <text:p text:style-name="P103">2.<text:s/>le robot continue sa trajectoire<text:s/>jusqu’au<text:s/>point de<text:s/>pénétromètrie</text:p>
          </table:table-cell>
          <table:covered-table-cell/>
        </table:table-row>
        <table:table-row table:style-name="TableRow104">
          <table:table-cell table:style-name="TableCell105">
            <text:p text:style-name="P106">Nom CU: <text:s text:c="2"/>Mesurer la valeur de pénétrometrie</text:p>
          </table:table-cell>
          <table:table-cell table:style-name="TableCell107">
            <text:p text:style-name="P108">Référence : CU57</text:p>
          </table:table-cell>
          <table:table-cell table:style-name="TableCell109">
            <text:p text:style-name="P110">KHNOUCHI Anass</text:p>
          </table:table-cell>
        </table:table-row>
        <table:table-row table:style-name="TableRow111">
          <table:table-cell table:style-name="TableCell112">
            <text:p text:style-name="P113">Pré-condition(s)</text:p>
            <text:p text:style-name="Normal"><text:span text:style-name="T114">(</text:span><text:span text:style-name="T115">Liste l'(es) état(s) dans le(s)quel(s) le système peut être avant que ce cas d'utilisation débute)</text:span></text:p>
          </table:table-cell>
          <table:table-cell table:style-name="TableCell116" table:number-columns-spanned="2">
            <text:p text:style-name="P117">À compléter par le ou les étudiants en charge du CU</text:p>
            <text:p text:style-name="P118">1.<text:s/>le<text:s/>robot est arrivé au point de pénetromètrie</text:p>
            <text:p text:style-name="P119">2.<text:s/><text:s/>le<text:s/>pénétromètre<text:s/>est posé<text:s/></text:p>
          </table:table-cell>
          <table:covered-table-cell/>
        </table:table-row>
        <table:table-row table:style-name="TableRow120">
          <table:table-cell table:style-name="TableCell121">
            <text:p text:style-name="Normal">Scénario nominal</text:p>
            <text:p text:style-name="P122">(Décrit le déroulement “normal”, sans accroc, du processus)</text:p>
          </table:table-cell>
          <table:table-cell table:style-name="TableCell123" table:number-columns-spanned="2">
            <text:p text:style-name="P124">À compléter par le ou les étudiants en charge du CU</text:p>
            <text:p text:style-name="P125">1.<text:s/>le robot communique avec le<text:s/>pénétromètre</text:p>
            <text:p text:style-name="P126">2.<text:s/>le robot<text:s/>récupère<text:s/>les données du<text:s/>pénétromètre</text:p>
          </table:table-cell>
          <table:covered-table-cell/>
        </table:table-row>
        <table:table-row table:style-name="TableRow127">
          <table:table-cell table:style-name="TableCell128">
            <text:p text:style-name="P129">Post-condition(s)</text:p>
            <text:soft-page-break/>
            <text:p text:style-name="Normal"><text:span text:style-name="T130">(</text:span><text:span text:style-name="T131">Listez l'(es) état(s) dans le(s)quel(s) le système peut être quand le cas d'utilisation se termine)</text:span></text:p>
          </table:table-cell>
          <table:table-cell table:style-name="TableCell132" table:number-columns-spanned="2">
            <text:p text:style-name="P133">À compléter par le ou les étudiants en charge du CU</text:p>
            <text:p text:style-name="P134">1.<text:s/>le robot envoie les valeurs de<text:s/>pénétromètrie</text:p>
            <text:soft-page-break/>
            <text:p text:style-name="P135">2.<text:s/>le robot continue sa trajectoire<text:s/>jusqu’au prochain point de pénétromètrie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ss KHNOUCHI</meta:initial-creator>
    <dc:creator>Anass KHNOUCHI</dc:creator>
    <meta:creation-date>2025-01-27T10:45:00Z</meta:creation-date>
    <dc:date>2025-01-28T23:10:00Z</dc:date>
    <meta:template xlink:href="Normal.dotm" xlink:type="simple"/>
    <meta:editing-cycles>6</meta:editing-cycles>
    <meta:editing-duration>PT47460S</meta:editing-duration>
    <meta:document-statistic meta:page-count="3" meta:paragraph-count="6" meta:word-count="479" meta:character-count="3112" meta:row-count="21" meta:non-whitespace-character-count="2639"/>
  </office:meta>
</office:document-meta>
</file>